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27506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506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506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506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506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506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506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506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506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506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506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506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506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506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506</text:p>
          </table:table-cell>
          <table:table-cell office:value-type="string" calcext:value-type="string">
            <text:p>200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506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506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506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506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506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506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506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506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506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506</text:p>
          </table:table-cell>
          <table:table-cell office:value-type="string" calcext:value-type="string">
            <text:p>199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